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2" style:master-page-name="">
      <style:paragraph-properties fo:text-align="start" style:justify-single-word="false" style:page-number="auto"/>
    </style:style>
    <style:style style:name="P9" style:family="paragraph" style:parent-style-name="Standard" style:master-page-name="">
      <style:paragraph-properties fo:margin-left="0.714cm" fo:margin-right="0cm" fo:text-align="start" style:justify-single-word="false" fo:text-indent="0cm" style:auto-text-indent="false" style:page-number="auto"/>
    </style:style>
    <style:style style:name="P10" style:family="paragraph" style:parent-style-name="Standard">
      <style:paragraph-properties fo:margin-left="0.714cm" fo:margin-right="0cm" fo:text-align="start" style:justify-single-word="false" fo:text-indent="0cm" style:auto-text-indent="false"/>
    </style:style>
    <style:style style:name="P11" style:family="paragraph" style:parent-style-name="Standard">
      <style:paragraph-properties fo:margin-left="0.714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12" style:family="paragraph" style:parent-style-name="Standard" style:master-page-name="">
      <style:paragraph-properties fo:margin-left="0.714cm" fo:margin-right="0cm" fo:text-align="start" style:justify-single-word="false" fo:text-indent="0cm" style:auto-text-indent="false" style:page-number="auto"/>
    </style:style>
    <style:style style:name="P13" style:family="paragraph" style:parent-style-name="Standard" style:master-page-name="">
      <style:paragraph-properties fo:margin-left="0.714cm" fo:margin-right="0cm" fo:text-align="start" style:justify-single-word="false" fo:text-indent="0cm" style:auto-text-indent="false" style:page-number="auto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99cm" fo:text-indent="-0.635cm" fo:margin-left="7.69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line-break/>Projekt Bazy Danych<text:line-break/>Platforma informacyjna<text:line-break/><text:line-break/></text:p>
      <text:p text:style-name="P1"/>
      <text:p text:style-name="P1"><text:line-break/></text:p>
      <text:p text:style-name="P1"/>
      <text:p text:style-name="P1"><text:line-break/><text:line-break/><text:line-break/></text:p>
      <text:p text:style-name="P1"/>
      <text:p text:style-name="P2"/>
      <text:list xml:id="list2722611613746299125" text:style-name="L1">
        <text:list-item>
          <text:p text:style-name="P4"><text:soft-page-break/>Temat i zakres projektu</text:p>
        </text:list-item>
      </text:list>
      <text:p text:style-name="P3"/>
      <text:p text:style-name="P5"><text:span text:style-name="T1">Celem projektu jest utworzenie platofmy informacyjnej służącej do zamieszczania artykułów <text:s/>i komentowania ich. Dodatkową funkcją platformy jest zamieszczanie reklam podobnie jak w przypadku portalu onet.pl.<text:line-break/>W projekcie rozróżniamy trzy poziomy uprawnień tj: redaktor naczelny, redaktor oraz użytkownik rozrózniane po zalogowaniu. <text:line-break/></text:span></text:p>
      <text:p text:style-name="P9"><text:span text:style-name="T2">2. </text:span><text:span text:style-name="T1"><text:s/></text:span><text:span text:style-name="T2">Omawiane zagadnienia</text:span></text:p>
      <text:p text:style-name="P5"><text:span text:style-name="T1"/></text:p>
      <text:p text:style-name="P5"><text:span text:style-name="T1">Realizowane zadanie omawia zagadnienia związane z tworzeniem i zarządzaniem bazą danych, rozwiązywaniem problemów dotyczących rozróżniania użytkowników z różnymi uprawnieniami oraz tych mających związek z zagnieżdżaniem komentarzy.</text:span></text:p>
      <text:p text:style-name="P5"><text:span text:style-name="T1">Projekt uwidacznia również sposób wizualnej prezentacji tworzonych przez użytkowników postów, komentarzy i dodawanych reklam. <text:line-break/></text:span></text:p>
      <text:p text:style-name="P9"><text:span text:style-name="T2">3. </text:span><text:span text:style-name="T1"><text:s/></text:span><text:span text:style-name="T2">Lista zadań<text:line-break/><text:line-break/></text:span></text:p>
      <text:list xml:id="list7481287950467195506" text:style-name="L2">
        <text:list-item>
          <text:p text:style-name="P6"><text:span text:style-name="T1">Utworzenie diagramu ERD </text:span></text:p>
        </text:list-item>
        <text:list-item>
          <text:p text:style-name="P6"><text:span text:style-name="T1">Stworzenie bazy danych</text:span></text:p>
        </text:list-item>
        <text:list-item>
          <text:p text:style-name="P6"><text:span text:style-name="T1">Opracowanie systemu dodwania postów, komentarzy i reklam oraz nadawania praw <text:s/></text:span></text:p>
        </text:list-item>
        <text:list-item>
          <text:p text:style-name="P6"><text:span text:style-name="T1">Stworzenie potrzebnych widoków (panel logowania, panel admina, widok główny, podgląd posta) </text:span></text:p>
        </text:list-item>
        <text:list-item>
          <text:p text:style-name="P6"><text:span text:style-name="T1">Przetestowanie projektu</text:span></text:p>
        </text:list-item>
        <text:list-item>
          <text:p text:style-name="P6"><text:span text:style-name="T1">Obrona przy prezentacji </text:span></text:p>
          <text:p text:style-name="P6"><text:span text:style-name="T1"/></text:p>
          <text:p text:style-name="P6"><text:span text:style-name="T1"/></text:p>
        </text:list-item>
      </text:list>
      <text:p text:style-name="P9"><text:span text:style-name="T2">4. </text:span><text:span text:style-name="T1"><text:s/></text:span><text:span text:style-name="T2">Technologie oraz narzędzia wykorzystywane w projekcie</text:span></text:p>
      <text:p text:style-name="P10"/>
      <text:p text:style-name="P10"><text:span text:style-name="T2"/></text:p>
      <text:p text:style-name="P7"><text:span text:style-name="T3">Projekt zostanie zbudowany przy użyciu technologi wykorzystujących język SQL w programie MySQL . Przetwrzanie danych odbędzie się przy pomocy narzędzia phpMyAdmin, natomiast prezentacja danych obędzie się przy pomocy języków html, <text:s text:c="2"/>css i javascript w programie atom. Dodatkowo w celu podglądu postępu prac posłuży <text:s text:c="2"/>program git i platforma github. <text:line-break/></text:span></text:p>
      <text:list xml:id="list33213296" text:continue-numbering="true" text:style-name="L2">
        <text:list-header>
          <text:p text:style-name="P8"><text:span text:style-name="T1"/></text:p>
        </text:list-header>
      </text:list>
      <text:p text:style-name="P11"><text:span text:style-name="T2">5. </text:span><text:span text:style-name="T3"><text:s/></text:span><text:span text:style-name="T2">Lista osób tworzących projekt</text:span></text:p>
      <text:p text:style-name="P11"><text:span text:style-name="T2"/></text:p>
      <text:p text:style-name="P5"><text:span text:style-name="T1">Sylwia Wasiewicz EF-ZI L3<text:line-break/>Arkadiusz Zabrzyński EF-ZI L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9M28S</meta:editing-duration>
    <meta:editing-cycles>5</meta:editing-cycles>
    <meta:generator>OpenOffice/4.1.5$Win32 OpenOffice.org_project/415m1$Build-9789</meta:generator>
    <dc:date>2018-12-14T13:00:20.56</dc:date>
    <meta:document-statistic meta:table-count="0" meta:image-count="0" meta:object-count="0" meta:page-count="2" meta:paragraph-count="19" meta:word-count="202" meta:character-count="1569"/>
    <meta:user-defined meta:name="Info 1"/>
    <meta:user-defined meta:name="Info 2"/>
    <meta:user-defined meta:name="Info 3"/>
    <meta:user-defined meta:name="Info 4"/>
  </office:meta>
</office:document-meta>
</file>